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5.56pt"/>
    </style:style>
    <style:style style:name="co2" style:family="table-column">
      <style:table-column-properties fo:break-before="auto" style:column-width="155.14pt"/>
    </style:style>
    <style:style style:name="co3" style:family="table-column">
      <style:table-column-properties fo:break-before="auto" style:column-width="76.3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92.44pt"/>
    </style:style>
    <style:style style:name="co6" style:family="table-column">
      <style:table-column-properties fo:break-before="auto" style:column-width="268.16pt"/>
    </style:style>
    <style:style style:name="co7" style:family="table-column">
      <style:table-column-properties fo:break-before="auto" style:column-width="77.16pt"/>
    </style:style>
    <style:style style:name="co8" style:family="table-column">
      <style:table-column-properties fo:break-before="auto" style:column-width="64.4pt"/>
    </style:style>
    <style:style style:name="co9" style:family="table-column">
      <style:table-column-properties fo:break-before="auto" style:column-width="67.89pt"/>
    </style:style>
    <style:style style:name="co10" style:family="table-column">
      <style:table-column-properties fo:break-before="auto" style:column-width="149.81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86.34pt"/>
    </style:style>
    <style:style style:name="co13" style:family="table-column">
      <style:table-column-properties fo:break-before="auto" style:column-width="85.5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206.11pt"/>
    </style:style>
    <style:style style:name="co16" style:family="table-column">
      <style:table-column-properties fo:break-before="auto" style:column-width="67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1.44pt" fo:break-before="auto" style:use-optimal-row-height="fals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21pt" fo:break-before="auto" style:use-optimal-row-height="true"/>
    </style:style>
    <style:style style:name="ro5" style:family="table-row">
      <style:table-row-properties style:row-height="23.19pt" fo:break-before="auto" style:use-optimal-row-height="false"/>
    </style:style>
    <style:style style:name="ro6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end" fo:margin-left="0pt"/>
      <style:text-properties fo:color="#666666" style:font-name="Century Gothic" fo:font-style="italic" style:font-style-asian="italic" style:font-style-complex="italic"/>
    </style:style>
    <style:style style:name="ce11" style:family="table-cell" style:parent-style-name="Default">
      <style:text-properties style:font-name="Century Gothic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0.06pt solid #666666" style:vertical-align="middle"/>
      <style:text-properties fo:color="#666666" style:font-name="Century Gothic" fo:font-style="italic" style:font-style-asian="italic" style:font-style-complex="italic"/>
    </style:style>
    <style:style style:name="ce22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1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35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7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tyle="italic" style:font-style-asian="italic" style:font-style-complex="italic"/>
    </style:style>
    <style:style style:name="ce39" style:family="table-cell" style:parent-style-name="Default">
      <style:text-properties style:font-name="Century Gothic" fo:font-weight="bold" style:font-weight-asian="bold" style:font-weight-complex="bold"/>
    </style:style>
    <style:style style:name="ce46" style:family="table-cell" style:parent-style-name="Default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font-name="Century Gothic"/>
    </style:style>
    <style:style style:name="ce48" style:family="table-cell" style:parent-style-name="Default">
      <style:text-properties fo:color="#000000" style:font-name="Century Gothic" style:font-name-asian="Arial"/>
    </style:style>
    <style:style style:name="ce49" style:family="table-cell" style:parent-style-name="Default" style:data-style-name="N137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39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22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39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39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1">
      <style:table-cell-properties fo:background-color="#cccccc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1">
      <style:table-cell-properties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11"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1">
      <style:text-properties style:font-name="Century Gothic"/>
    </style:style>
    <style:style style:name="ce59" style:family="table-cell" style:parent-style-name="Default" style:data-style-name="N122">
      <style:text-properties style:font-name="Century Gothic"/>
    </style:style>
    <style:style style:name="ce60" style:family="table-cell" style:parent-style-name="Default" style:data-style-name="N104">
      <style:text-properties style:font-name="Century Gothic"/>
    </style:style>
    <style:style style:name="ce61" style:family="table-cell" style:parent-style-name="Default" style:data-style-name="N140">
      <style:table-cell-properties fo:background-color="#cccccc" style:vertical-align="bottom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140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140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41">
      <style:table-cell-properties style:text-align-source="fix" style:repeat-content="fals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 style:data-style-name="N141">
      <style:table-cell-properties fo:border-bottom="0.99pt solid #000000" style:text-align-source="fix" style:repeat-content="false" fo:border-left="none" fo:border-right="none" fo:border-top="none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style:text-align-source="fix" style:repeat-content="false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99" style:family="table-cell" style:parent-style-name="Default" style:data-style-name="N10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100" style:family="table-cell" style:parent-style-name="Default" style:data-style-name="N10122">
      <style:text-properties style:font-name="Century Gothic"/>
    </style:style>
    <style:style style:name="ce101" style:family="table-cell" style:parent-style-name="Default">
      <style:table-cell-properties fo:wrap-option="wrap"/>
      <style:text-properties style:font-name="Century Gothic"/>
    </style:style>
  </office:automatic-styles>
  <office:body>
    <office:spreadsheet>
      <table:calculation-settings table:automatic-find-labels="false"/>
      <table:table table:name="Fee Breakdown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28"/>
        <table:table-column table:style-name="co3" table:default-cell-style-name="ce34"/>
        <table:table-column table:style-name="co3" table:default-cell-style-name="ce28"/>
        <table:table-column table:style-name="co3" table:default-cell-style-name="ce34"/>
        <table:table-column table:style-name="co3" table:default-cell-style-name="ce28"/>
        <table:table-column table:style-name="co3" table:default-cell-style-name="ce34"/>
        <table:table-column table:style-name="co4" table:default-cell-style-name="ce28"/>
        <table:table-column table:style-name="co5" table:number-columns-repeated="1015" table:default-cell-style-name="ce11"/>
        <table:table-row table:style-name="ro1">
          <table:table-cell table:style-name="ce1" table:number-columns-repeated="2"/>
          <table:table-cell table:style-name="ce1" office:value-type="string" calcext:value-type="string" table:number-columns-spanned="2" table:number-rows-spanned="1">
            <text:p>Approach <text:s/>(A)</text:p>
          </table:table-cell>
          <table:covered-table-cell table:style-name="ce31"/>
          <table:table-cell table:style-name="ce1" office:value-type="string" calcext:value-type="string" table:number-columns-spanned="2" table:number-rows-spanned="1">
            <text:p>Approach <text:s/>(B)</text:p>
          </table:table-cell>
          <table:covered-table-cell table:style-name="ce31"/>
          <table:table-cell table:style-name="ce1" office:value-type="string" calcext:value-type="string" table:number-columns-spanned="2" table:number-rows-spanned="1">
            <text:p>Approach (C)</text:p>
          </table:table-cell>
          <table:covered-table-cell table:style-name="ce31"/>
          <table:table-cell table:style-name="ce1" office:value-type="string" calcext:value-type="string" table:number-columns-spanned="1" table:number-rows-spanned="2">
            <text:p>Estimated Duration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Phase</text:p>
          </table:table-cell>
          <table:table-cell table:style-name="ce2" office:value-type="string" calcext:value-type="string">
            <text:p>Rough % of Const. Costs</text:p>
          </table:table-cell>
          <table:table-cell table:style-name="ce32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2" office:value-type="string" calcext:value-type="string">
            <text:p>Not-To-Exceed</text:p>
          </table:table-cell>
          <table:table-cell table:style-name="ce2" table:formula="of:=[.C2]" office:value-type="string" office:string-value="Rough % of Const. Costs" calcext:value-type="string">
            <text:p>Rough % of Const. Costs</text:p>
          </table:table-cell>
          <table:table-cell table:style-name="ce32" office:value-type="string" calcext:value-type="string">
            <text:p>Not-To-Exceed</text:p>
          </table:table-cell>
          <table:covered-table-cell table:style-name="ce2" table:formula="of:=[.E2]" office:value-type="string" office:string-value="Rough % of Const. Costs" calcext:value-type="string">
            <text:p>Rough % of Const. Costs</text:p>
          </table:covered-table-cell>
          <table:table-cell table:style-name="ce39" table:number-columns-repeated="1014"/>
          <table:table-cell/>
        </table:table-row>
        <table:table-row table:style-name="ro3">
          <table:table-cell table:style-name="ce5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1: </text:p>
            <text:p>Programming</text:p>
          </table:table-cell>
          <table:table-cell table:style-name="ce22" table:formula="of:=[.$A3]*[.C$9]" office:value-type="percentage" office:value="0.00425" calcext:value-type="percentage">
            <text:p>0.4%</text:p>
          </table:table-cell>
          <table:table-cell table:style-name="ce33" table:formula="of:=[.C3]*[.$I$10]" office:value-type="currency" office:currency="USD" office:value="531.25" calcext:value-type="currency">
            <text:p>$531</text:p>
          </table:table-cell>
          <table:table-cell table:style-name="ce22" table:formula="of:=[.$A3]*[.E$9]" office:value-type="percentage" office:value="0.00475" calcext:value-type="percentage">
            <text:p>0.5%</text:p>
          </table:table-cell>
          <table:table-cell table:style-name="ce33" table:formula="of:=[.E3]*[.$I$10]" office:value-type="currency" office:currency="USD" office:value="593.75" calcext:value-type="currency">
            <text:p>$594</text:p>
          </table:table-cell>
          <table:table-cell table:style-name="ce22" table:formula="of:=[.$A3]*[.G$9]" office:value-type="percentage" office:value="0.00525" calcext:value-type="percentage">
            <text:p>0.5%</text:p>
          </table:table-cell>
          <table:table-cell table:style-name="ce33" table:formula="of:=[.G3]*[.$I$10]" office:value-type="currency" office:currency="USD" office:value="656.25" calcext:value-type="currency">
            <text:p>$656</text:p>
          </table:table-cell>
          <table:table-cell table:style-name="ce37" table:formula="of:=ROUNDUP(['Hour Breakdown'.F10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5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2: </text:p>
            <text:p>Schematic Design</text:p>
          </table:table-cell>
          <table:table-cell table:style-name="ce22" table:formula="of:=[.$A4]*[.C$9]" office:value-type="percentage" office:value="0.017" calcext:value-type="percentage">
            <text:p>1.7%</text:p>
          </table:table-cell>
          <table:table-cell table:style-name="ce33" table:formula="of:=[.C4]*[.$I$10]" office:value-type="currency" office:currency="USD" office:value="2125" calcext:value-type="currency">
            <text:p>$2,125</text:p>
          </table:table-cell>
          <table:table-cell table:style-name="ce22" table:formula="of:=[.$A4]*[.E$9]" office:value-type="percentage" office:value="0.019" calcext:value-type="percentage">
            <text:p>1.9%</text:p>
          </table:table-cell>
          <table:table-cell table:style-name="ce33" table:formula="of:=[.E4]*[.$I$10]" office:value-type="currency" office:currency="USD" office:value="2375" calcext:value-type="currency">
            <text:p>$2,375</text:p>
          </table:table-cell>
          <table:table-cell table:style-name="ce22" table:formula="of:=[.$A4]*[.G$9]" office:value-type="percentage" office:value="0.021" calcext:value-type="percentage">
            <text:p>2.1%</text:p>
          </table:table-cell>
          <table:table-cell table:style-name="ce33" table:formula="of:=[.G4]*[.$I$10]" office:value-type="currency" office:currency="USD" office:value="2625" calcext:value-type="currency">
            <text:p>$2,625</text:p>
          </table:table-cell>
          <table:table-cell table:style-name="ce37" table:formula="of:=ROUNDUP(['Hour Breakdown'.F11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5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3: </text:p>
            <text:p>Design Development</text:p>
          </table:table-cell>
          <table:table-cell table:style-name="ce22" table:formula="of:=[.$A5]*[.C$9]" office:value-type="percentage" office:value="0.017" calcext:value-type="percentage">
            <text:p>1.7%</text:p>
          </table:table-cell>
          <table:table-cell table:style-name="ce33" table:formula="of:=[.C5]*[.$I$10]" office:value-type="currency" office:currency="USD" office:value="2125" calcext:value-type="currency">
            <text:p>$2,125</text:p>
          </table:table-cell>
          <table:table-cell table:style-name="ce22" table:formula="of:=[.$A5]*[.E$9]" office:value-type="percentage" office:value="0.019" calcext:value-type="percentage">
            <text:p>1.9%</text:p>
          </table:table-cell>
          <table:table-cell table:style-name="ce33" table:formula="of:=[.E5]*[.$I$10]" office:value-type="currency" office:currency="USD" office:value="2375" calcext:value-type="currency">
            <text:p>$2,375</text:p>
          </table:table-cell>
          <table:table-cell table:style-name="ce22" table:formula="of:=[.$A5]*[.G$9]" office:value-type="percentage" office:value="0.021" calcext:value-type="percentage">
            <text:p>2.1%</text:p>
          </table:table-cell>
          <table:table-cell table:style-name="ce33" table:formula="of:=[.G5]*[.$I$10]" office:value-type="currency" office:currency="USD" office:value="2625" calcext:value-type="currency">
            <text:p>$2,625</text:p>
          </table:table-cell>
          <table:table-cell table:style-name="ce37" table:formula="of:=ROUNDUP(['Hour Breakdown'.F12];0)" office:value-type="float" office:value="2" calcext:value-type="float">
            <text:p>2.0 wks</text:p>
          </table:table-cell>
          <table:table-cell table:number-columns-repeated="1015"/>
        </table:table-row>
        <table:table-row table:style-name="ro3">
          <table:table-cell table:style-name="ce5" office:value-type="percentage" office:value="0.3" calcext:value-type="percentage">
            <text:p>30.00%</text:p>
          </table:table-cell>
          <table:table-cell table:style-name="ce14" office:value-type="string" calcext:value-type="string">
            <text:p>Phase 4: </text:p>
            <text:p>Construction Documents</text:p>
          </table:table-cell>
          <table:table-cell table:style-name="ce22" table:formula="of:=[.$A6]*[.C$9]" office:value-type="percentage" office:value="0.0255" calcext:value-type="percentage">
            <text:p>2.6%</text:p>
          </table:table-cell>
          <table:table-cell table:style-name="ce33" table:formula="of:=[.C6]*[.$I$10]" office:value-type="currency" office:currency="USD" office:value="3187.5" calcext:value-type="currency">
            <text:p>$3,188</text:p>
          </table:table-cell>
          <table:table-cell table:style-name="ce22" table:formula="of:=[.$A6]*[.E$9]" office:value-type="percentage" office:value="0.0285" calcext:value-type="percentage">
            <text:p>2.9%</text:p>
          </table:table-cell>
          <table:table-cell table:style-name="ce33" table:formula="of:=[.E6]*[.$I$10]" office:value-type="currency" office:currency="USD" office:value="3562.5" calcext:value-type="currency">
            <text:p>$3,563</text:p>
          </table:table-cell>
          <table:table-cell table:style-name="ce22" table:formula="of:=[.$A6]*[.G$9]" office:value-type="percentage" office:value="0.0315" calcext:value-type="percentage">
            <text:p>3.2%</text:p>
          </table:table-cell>
          <table:table-cell table:style-name="ce33" table:formula="of:=[.G6]*[.$I$10]" office:value-type="currency" office:currency="USD" office:value="3937.5" calcext:value-type="currency">
            <text:p>$3,938</text:p>
          </table:table-cell>
          <table:table-cell table:style-name="ce37" table:formula="of:=ROUNDUP(['Hour Breakdown'.F13];0)" office:value-type="float" office:value="3" calcext:value-type="float">
            <text:p>3.0 wks</text:p>
          </table:table-cell>
          <table:table-cell table:number-columns-repeated="1015"/>
        </table:table-row>
        <table:table-row table:style-name="ro4">
          <table:table-cell table:style-name="ce5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22" table:formula="of:=[.$A7]*[.C$9]" office:value-type="percentage" office:value="0.00425" calcext:value-type="percentage">
            <text:p>0.4%</text:p>
          </table:table-cell>
          <table:table-cell table:style-name="ce33" table:formula="of:=[.C7]*[.$I$10]" office:value-type="currency" office:currency="USD" office:value="531.25" calcext:value-type="currency">
            <text:p>$531</text:p>
          </table:table-cell>
          <table:table-cell table:style-name="ce22" table:formula="of:=[.$A7]*[.E$9]" office:value-type="percentage" office:value="0.00475" calcext:value-type="percentage">
            <text:p>0.5%</text:p>
          </table:table-cell>
          <table:table-cell table:style-name="ce33" table:formula="of:=[.E7]*[.$I$10]" office:value-type="currency" office:currency="USD" office:value="593.75" calcext:value-type="currency">
            <text:p>$594</text:p>
          </table:table-cell>
          <table:table-cell table:style-name="ce22" table:formula="of:=[.$A7]*[.G$9]" office:value-type="percentage" office:value="0.00525" calcext:value-type="percentage">
            <text:p>0.5%</text:p>
          </table:table-cell>
          <table:table-cell table:style-name="ce33" table:formula="of:=[.G7]*[.$I$10]" office:value-type="currency" office:currency="USD" office:value="656.25" calcext:value-type="currency">
            <text:p>$656</text:p>
          </table:table-cell>
          <table:table-cell table:style-name="ce37" table:formula="of:=ROUNDUP(['Hour Breakdown'.F14];0)" office:value-type="float" office:value="1" calcext:value-type="float">
            <text:p>1.0 wks</text:p>
          </table:table-cell>
          <table:table-cell table:number-columns-repeated="1015"/>
        </table:table-row>
        <table:table-row table:style-name="ro3">
          <table:table-cell table:style-name="ce5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22" table:formula="of:=[.$A8]*[.C$9]" office:value-type="percentage" office:value="0.017" calcext:value-type="percentage">
            <text:p>1.7%</text:p>
          </table:table-cell>
          <table:table-cell table:style-name="ce33" table:formula="of:=[.C8]*[.$I$10]" office:value-type="currency" office:currency="USD" office:value="2125" calcext:value-type="currency">
            <text:p>$2,125</text:p>
          </table:table-cell>
          <table:table-cell table:style-name="ce22" table:formula="of:=[.$A8]*[.E$9]" office:value-type="percentage" office:value="0.019" calcext:value-type="percentage">
            <text:p>1.9%</text:p>
          </table:table-cell>
          <table:table-cell table:style-name="ce33" table:formula="of:=[.E8]*[.$I$10]" office:value-type="currency" office:currency="USD" office:value="2375" calcext:value-type="currency">
            <text:p>$2,375</text:p>
          </table:table-cell>
          <table:table-cell table:style-name="ce22" table:formula="of:=[.$A8]*[.G$9]" office:value-type="percentage" office:value="0.021" calcext:value-type="percentage">
            <text:p>2.1%</text:p>
          </table:table-cell>
          <table:table-cell table:style-name="ce33" table:formula="of:=[.G8]*[.$I$10]" office:value-type="currency" office:currency="USD" office:value="2625" calcext:value-type="currency">
            <text:p>$2,625</text:p>
          </table:table-cell>
          <table:table-cell table:style-name="ce37" office:value-type="string" calcext:value-type="string">
            <text:p>n/a</text:p>
          </table:table-cell>
          <table:table-cell table:number-columns-repeated="1015"/>
        </table:table-row>
        <table:table-row table:style-name="ro5">
          <table:table-cell table:style-name="ce6" table:formula="of:=SUM([.A3:.A8])" office:value-type="percentage" office:value="1" calcext:value-type="percentage">
            <text:p>100.00%</text:p>
          </table:table-cell>
          <table:table-cell table:style-name="ce20" office:value-type="string" calcext:value-type="string">
            <text:p>All Phases</text:p>
          </table:table-cell>
          <table:table-cell table:style-name="ce25" table:formula="of:=['Hour Breakdown'.B4]" office:value-type="percentage" office:value="0.085" calcext:value-type="percentage">
            <text:p>8.5%</text:p>
          </table:table-cell>
          <table:table-cell table:style-name="ce32" table:formula="of:=SUM([.D3:.D8])" office:value-type="currency" office:currency="USD" office:value="10625" calcext:value-type="currency">
            <text:p>$10,625</text:p>
          </table:table-cell>
          <table:table-cell table:style-name="ce25" table:formula="of:=[.C9]+0.01" office:value-type="percentage" office:value="0.095" calcext:value-type="percentage">
            <text:p>9.5%</text:p>
          </table:table-cell>
          <table:table-cell table:style-name="ce32" table:formula="of:=SUM([.F3:.F8])" office:value-type="currency" office:currency="USD" office:value="11875" calcext:value-type="currency">
            <text:p>$11,875</text:p>
          </table:table-cell>
          <table:table-cell table:style-name="ce25" table:formula="of:=[.E9]+0.01" office:value-type="percentage" office:value="0.105" calcext:value-type="percentage">
            <text:p>10.5%</text:p>
          </table:table-cell>
          <table:table-cell table:style-name="ce32" table:formula="of:=SUM([.H3:.H8])" office:value-type="currency" office:currency="USD" office:value="13125" calcext:value-type="currency">
            <text:p>$13,125</text:p>
          </table:table-cell>
          <table:table-cell table:style-name="ce25"/>
          <table:table-cell table:number-columns-repeated="1015"/>
        </table:table-row>
        <table:table-row table:style-name="ro1">
          <table:table-cell table:style-name="ce7" office:value-type="string" calcext:value-type="string" table:number-columns-spanned="8" table:number-rows-spanned="1">
            <text:p>Assuming a Construction Cost = </text:p>
          </table:table-cell>
          <table:covered-table-cell table:style-name="ce21"/>
          <table:covered-table-cell table:number-columns-repeated="3" table:style-name="ce27"/>
          <table:covered-table-cell table:style-name="ce35"/>
          <table:covered-table-cell table:style-name="ce27"/>
          <table:covered-table-cell table:style-name="ce11"/>
          <table:table-cell table:style-name="ce38" table:formula="of:=['Hour Breakdown'.B3]" office:value-type="currency" office:currency="USD" office:value="125000" calcext:value-type="currency">
            <text:p>$125,000</text:p>
          </table:table-cell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 Breakdown" table:style-name="ta1"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1" table:default-cell-style-name="ce29"/>
        <table:table-column table:style-name="co13" table:default-cell-style-name="ce29"/>
        <table:table-column table:style-name="co14" table:number-columns-repeated="1014" table:default-cell-style-name="ce29"/>
        <table:table-row table:style-name="ro1">
          <table:table-cell table:style-name="ce46" office:value-type="string" calcext:value-type="string">
            <text:p>Square Footage</text:p>
          </table:table-cell>
          <table:table-cell table:style-name="ce49" office:value-type="float" office:value="10000" calcext:value-type="float">
            <text:p>10,000 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Estimated Dollar per Square Footage</text:p>
          </table:table-cell>
          <table:table-cell table:style-name="ce50" office:value-type="float" office:value="300" calcext:value-type="float">
            <text:p>300 $/SF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Total Estimated Construction Costs</text:p>
          </table:table-cell>
          <table:table-cell table:style-name="ce51" office:value-type="float" office:value="125000" calcext:value-type="float">
            <text:p>$125,000.00</text:p>
          </table:table-cell>
          <table:table-cell table:number-columns-repeated="1022"/>
        </table:table-row>
        <table:table-row table:style-name="ro1">
          <table:table-cell table:style-name="ce46" office:value-type="string" calcext:value-type="string">
            <text:p>Architecture/Eng Fees - Percentage of Construction</text:p>
          </table:table-cell>
          <table:table-cell table:style-name="ce52" table:formula="of:=[$'Hourly Rates'.F35]" office:value-type="percentage" office:value="0.085" calcext:value-type="percentage">
            <text:p>8.5%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 office:value-type="string" calcext:value-type="string">
            <text:p>Architecture &amp; Engineering Fees</text:p>
          </table:table-cell>
          <table:table-cell table:style-name="ce53" table:formula="of:=[.B4]*[.B3]" office:value-type="float" office:value="10625" calcext:value-type="float">
            <text:p>$10,625.00</text:p>
          </table:table-cell>
          <table:table-cell table:style-name="ce52"/>
          <table:table-cell table:number-columns-repeated="1021"/>
        </table:table-row>
        <table:table-row table:style-name="ro1">
          <table:table-cell table:style-name="ce46"/>
          <table:table-cell table:style-name="ce52"/>
          <table:table-cell table:number-columns-repeated="1022"/>
        </table:table-row>
        <table:table-row table:style-name="ro1">
          <table:table-cell table:style-name="ce46"/>
          <table:table-cell table:style-name="ce54"/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6" office:value-type="string" calcext:value-type="string">
            <text:p>Average ($/Hr) Billing Rate</text:p>
          </table:table-cell>
          <table:table-cell table:style-name="ce54" office:value-type="float" office:value="55" calcext:value-type="float">
            <text:p>$55.00</text:p>
          </table:table-cell>
          <table:table-cell table:style-name="ce46" table:number-columns-repeated="3"/>
          <table:table-cell table:style-name="ce63" table:number-columns-repeated="4"/>
          <table:table-cell table:style-name="ce67"/>
          <table:table-cell table:number-columns-repeated="1014"/>
        </table:table-row>
        <table:table-row table:style-name="ro1">
          <table:table-cell table:style-name="ce47"/>
          <table:table-cell table:style-name="ce55"/>
          <table:table-cell table:style-name="ce47" office:value-type="string" calcext:value-type="string">
            <text:p>Each Phase</text:p>
          </table:table-cell>
          <table:table-cell table:style-name="ce47" office:value-type="string" calcext:value-type="string">
            <text:p>Cumulative</text:p>
          </table:table-cell>
          <table:table-cell table:style-name="ce61" office:value-type="string" calcext:value-type="string">
            <text:p>Hours dedicated to each phase</text:p>
          </table:table-cell>
          <table:table-cell table:style-name="ce61" office:value-type="string" calcext:value-type="string">
            <text:p>weeks - 1/2 person</text:p>
          </table:table-cell>
          <table:table-cell table:style-name="ce61" office:value-type="string" calcext:value-type="string">
            <text:p>weeks - 3/4 person</text:p>
          </table:table-cell>
          <table:table-cell table:style-name="ce61" office:value-type="string" calcext:value-type="string">
            <text:p>weeks - 1 person</text:p>
          </table:table-cell>
          <table:table-cell table:style-name="ce61" office:value-type="string" calcext:value-type="string">
            <text:p>weeks - 1.5 person</text:p>
          </table:table-cell>
          <table:table-cell table:style-name="ce61" office:value-type="string" calcext:value-type="string">
            <text:p>weeks - 2 people</text:p>
          </table:table-cell>
          <table:table-cell table:style-name="ce61" office:value-type="string" calcext:value-type="string">
            <text:p>Weeks – 2.5 people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1 - Programming</text:p>
          </table:table-cell>
          <table:table-cell table:style-name="ce56" table:formula="of:=['Fee Breakdown'.A3]" office:value-type="percentage" office:value="0.05" calcext:value-type="percentage">
            <text:p>5.00%</text:p>
          </table:table-cell>
          <table:table-cell table:style-name="ce53" table:formula="of:=[.B10]*[.B$5]" office:value-type="float" office:value="531.25" calcext:value-type="float">
            <text:p>$531.25</text:p>
          </table:table-cell>
          <table:table-cell table:style-name="ce53" table:formula="of:=[.C10]" office:value-type="float" office:value="531.25" calcext:value-type="float">
            <text:p>$531.25</text:p>
          </table:table-cell>
          <table:table-cell table:style-name="ce62" table:formula="of:=[.C10]/[.B$8]" office:value-type="float" office:value="9.65909090909091" calcext:value-type="float">
            <text:p>10 hrs</text:p>
          </table:table-cell>
          <table:table-cell table:style-name="ce65" table:formula="of:=[.E10]/20" office:value-type="float" office:value="0.482954545454545" calcext:value-type="float">
            <text:p>0.5 wks</text:p>
          </table:table-cell>
          <table:table-cell table:style-name="ce65" table:formula="of:=[.E10]/30" office:value-type="float" office:value="0.321969696969697" calcext:value-type="float">
            <text:p>0.3 wks</text:p>
          </table:table-cell>
          <table:table-cell table:style-name="ce65" table:formula="of:=[.E10]/40" office:value-type="float" office:value="0.241477272727273" calcext:value-type="float">
            <text:p>0.2 wks</text:p>
          </table:table-cell>
          <table:table-cell table:style-name="ce65" table:formula="of:=[.H10]/1.5" office:value-type="float" office:value="0.160984848484848" calcext:value-type="float">
            <text:p>0.2 wks</text:p>
          </table:table-cell>
          <table:table-cell table:style-name="ce65" table:formula="of:=[.H10]/2" office:value-type="float" office:value="0.120738636363636" calcext:value-type="float">
            <text:p>0.1 wks</text:p>
          </table:table-cell>
          <table:table-cell table:style-name="ce65" table:formula="of:=[.J10]/2.5" office:value-type="float" office:value="0.0482954545454545" calcext:value-type="float">
            <text:p>0.0 wks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2 - Schematic</text:p>
          </table:table-cell>
          <table:table-cell table:style-name="ce56" table:formula="of:=['Fee Breakdown'.A4]" office:value-type="percentage" office:value="0.2" calcext:value-type="percentage">
            <text:p>20.00%</text:p>
          </table:table-cell>
          <table:table-cell table:style-name="ce53" table:formula="of:=[.B11]*[.B$5]" office:value-type="float" office:value="2125" calcext:value-type="float">
            <text:p>$2,125.00</text:p>
          </table:table-cell>
          <table:table-cell table:style-name="ce53" table:formula="of:=[.D10]+[.C11]" office:value-type="float" office:value="2656.25" calcext:value-type="float">
            <text:p>$2,656.25</text:p>
          </table:table-cell>
          <table:table-cell table:style-name="ce62" table:formula="of:=[.C11]/[.B$8]" office:value-type="float" office:value="38.6363636363636" calcext:value-type="float">
            <text:p>39 hrs</text:p>
          </table:table-cell>
          <table:table-cell table:style-name="ce65" table:formula="of:=[.E11]/20" office:value-type="float" office:value="1.93181818181818" calcext:value-type="float">
            <text:p>1.9 wks</text:p>
          </table:table-cell>
          <table:table-cell table:style-name="ce65" table:formula="of:=[.E11]/30" office:value-type="float" office:value="1.28787878787879" calcext:value-type="float">
            <text:p>1.3 wks</text:p>
          </table:table-cell>
          <table:table-cell table:style-name="ce65" table:formula="of:=[.E11]/40" office:value-type="float" office:value="0.965909090909091" calcext:value-type="float">
            <text:p>1.0 wks</text:p>
          </table:table-cell>
          <table:table-cell table:style-name="ce65" table:formula="of:=[.H11]/1.5" office:value-type="float" office:value="0.643939393939394" calcext:value-type="float">
            <text:p>0.6 wks</text:p>
          </table:table-cell>
          <table:table-cell table:style-name="ce65" table:formula="of:=[.H11]/2" office:value-type="float" office:value="0.482954545454545" calcext:value-type="float">
            <text:p>0.5 wks</text:p>
          </table:table-cell>
          <table:table-cell table:style-name="ce65" table:formula="of:=[.J11]/2.5" office:value-type="float" office:value="0.193181818181818" calcext:value-type="float">
            <text:p>0.2 wks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3 - Design Development</text:p>
          </table:table-cell>
          <table:table-cell table:style-name="ce56" table:formula="of:=['Fee Breakdown'.A5]" office:value-type="percentage" office:value="0.2" calcext:value-type="percentage">
            <text:p>20.00%</text:p>
          </table:table-cell>
          <table:table-cell table:style-name="ce53" table:formula="of:=[.B12]*[.B$5]" office:value-type="float" office:value="2125" calcext:value-type="float">
            <text:p>$2,125.00</text:p>
          </table:table-cell>
          <table:table-cell table:style-name="ce53" table:formula="of:=[.D11]+[.C12]" office:value-type="float" office:value="4781.25" calcext:value-type="float">
            <text:p>$4,781.25</text:p>
          </table:table-cell>
          <table:table-cell table:style-name="ce62" table:formula="of:=[.C12]/[.B$8]" office:value-type="float" office:value="38.6363636363636" calcext:value-type="float">
            <text:p>39 hrs</text:p>
          </table:table-cell>
          <table:table-cell table:style-name="ce65" table:formula="of:=[.E12]/20" office:value-type="float" office:value="1.93181818181818" calcext:value-type="float">
            <text:p>1.9 wks</text:p>
          </table:table-cell>
          <table:table-cell table:style-name="ce65" table:formula="of:=[.E12]/30" office:value-type="float" office:value="1.28787878787879" calcext:value-type="float">
            <text:p>1.3 wks</text:p>
          </table:table-cell>
          <table:table-cell table:style-name="ce65" table:formula="of:=[.E12]/40" office:value-type="float" office:value="0.965909090909091" calcext:value-type="float">
            <text:p>1.0 wks</text:p>
          </table:table-cell>
          <table:table-cell table:style-name="ce65" table:formula="of:=[.H12]/1.5" office:value-type="float" office:value="0.643939393939394" calcext:value-type="float">
            <text:p>0.6 wks</text:p>
          </table:table-cell>
          <table:table-cell table:style-name="ce65" table:formula="of:=[.H12]/2" office:value-type="float" office:value="0.482954545454545" calcext:value-type="float">
            <text:p>0.5 wks</text:p>
          </table:table-cell>
          <table:table-cell table:style-name="ce65" table:formula="of:=[.J12]/2.5" office:value-type="float" office:value="0.193181818181818" calcext:value-type="float">
            <text:p>0.2 wks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4 - Construction Documents</text:p>
          </table:table-cell>
          <table:table-cell table:style-name="ce56" table:formula="of:=['Fee Breakdown'.A6]" office:value-type="percentage" office:value="0.3" calcext:value-type="percentage">
            <text:p>30.00%</text:p>
          </table:table-cell>
          <table:table-cell table:style-name="ce53" table:formula="of:=[.B13]*[.B$5]" office:value-type="float" office:value="3187.5" calcext:value-type="float">
            <text:p>$3,187.50</text:p>
          </table:table-cell>
          <table:table-cell table:style-name="ce53" table:formula="of:=[.D12]+[.C13]" office:value-type="float" office:value="7968.75" calcext:value-type="float">
            <text:p>$7,968.75</text:p>
          </table:table-cell>
          <table:table-cell table:style-name="ce62" table:formula="of:=[.C13]/[.B$8]" office:value-type="float" office:value="57.9545454545455" calcext:value-type="float">
            <text:p>58 hrs</text:p>
          </table:table-cell>
          <table:table-cell table:style-name="ce65" table:formula="of:=[.E13]/20" office:value-type="float" office:value="2.89772727272727" calcext:value-type="float">
            <text:p>2.9 wks</text:p>
          </table:table-cell>
          <table:table-cell table:style-name="ce65" table:formula="of:=[.E13]/30" office:value-type="float" office:value="1.93181818181818" calcext:value-type="float">
            <text:p>1.9 wks</text:p>
          </table:table-cell>
          <table:table-cell table:style-name="ce65" table:formula="of:=[.E13]/40" office:value-type="float" office:value="1.44886363636364" calcext:value-type="float">
            <text:p>1.4 wks</text:p>
          </table:table-cell>
          <table:table-cell table:style-name="ce65" table:formula="of:=[.H13]/1.5" office:value-type="float" office:value="0.965909090909091" calcext:value-type="float">
            <text:p>1.0 wks</text:p>
          </table:table-cell>
          <table:table-cell table:style-name="ce65" table:formula="of:=[.H13]/2" office:value-type="float" office:value="0.724431818181818" calcext:value-type="float">
            <text:p>0.7 wks</text:p>
          </table:table-cell>
          <table:table-cell table:style-name="ce65" table:formula="of:=[.J13]/2.5" office:value-type="float" office:value="0.289772727272727" calcext:value-type="float">
            <text:p>0.3 wks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5 - Bidding and Construction Contract Negotiation </text:p>
          </table:table-cell>
          <table:table-cell table:style-name="ce56" table:formula="of:=['Fee Breakdown'.A7]" office:value-type="percentage" office:value="0.05" calcext:value-type="percentage">
            <text:p>5.00%</text:p>
          </table:table-cell>
          <table:table-cell table:style-name="ce53" table:formula="of:=[.B14]*[.B$5]" office:value-type="float" office:value="531.25" calcext:value-type="float">
            <text:p>$531.25</text:p>
          </table:table-cell>
          <table:table-cell table:style-name="ce53" table:formula="of:=[.D13]+[.C14]" office:value-type="float" office:value="8500" calcext:value-type="float">
            <text:p>$8,500.00</text:p>
          </table:table-cell>
          <table:table-cell table:style-name="ce62" table:formula="of:=[.C14]/[.B$8]" office:value-type="float" office:value="9.65909090909091" calcext:value-type="float">
            <text:p>10 hrs</text:p>
          </table:table-cell>
          <table:table-cell table:style-name="ce65" table:formula="of:=[.E14]/20" office:value-type="float" office:value="0.482954545454545" calcext:value-type="float">
            <text:p>0.5 wks</text:p>
          </table:table-cell>
          <table:table-cell table:style-name="ce65" table:formula="of:=[.E14]/30" office:value-type="float" office:value="0.321969696969697" calcext:value-type="float">
            <text:p>0.3 wks</text:p>
          </table:table-cell>
          <table:table-cell table:style-name="ce65" table:formula="of:=[.E14]/40" office:value-type="float" office:value="0.241477272727273" calcext:value-type="float">
            <text:p>0.2 wks</text:p>
          </table:table-cell>
          <table:table-cell table:style-name="ce65" table:formula="of:=[.H14]/1.5" office:value-type="float" office:value="0.160984848484848" calcext:value-type="float">
            <text:p>0.2 wks</text:p>
          </table:table-cell>
          <table:table-cell table:style-name="ce65" table:formula="of:=[.H14]/2" office:value-type="float" office:value="0.120738636363636" calcext:value-type="float">
            <text:p>0.1 wks</text:p>
          </table:table-cell>
          <table:table-cell table:style-name="ce65" table:formula="of:=[.J14]/2.5" office:value-type="float" office:value="0.0482954545454545" calcext:value-type="float">
            <text:p>0.0 wks</text:p>
          </table:table-cell>
          <table:table-cell table:number-columns-repeated="1013"/>
        </table:table-row>
        <table:table-row table:style-name="ro1">
          <table:table-cell table:style-name="ce46" office:value-type="string" calcext:value-type="string">
            <text:p>Phase 6 - Construction Administration</text:p>
          </table:table-cell>
          <table:table-cell table:style-name="ce56" table:formula="of:=['Fee Breakdown'.A8]" office:value-type="percentage" office:value="0.2" calcext:value-type="percentage">
            <text:p>20.00%</text:p>
          </table:table-cell>
          <table:table-cell table:style-name="ce53" table:formula="of:=[.B15]*[.B$5]" office:value-type="float" office:value="2125" calcext:value-type="float">
            <text:p>$2,125.00</text:p>
          </table:table-cell>
          <table:table-cell table:style-name="ce53" table:formula="of:=[.D14]+[.C15]" office:value-type="float" office:value="10625" calcext:value-type="float">
            <text:p>$10,625.00</text:p>
          </table:table-cell>
          <table:table-cell table:style-name="ce62" table:formula="of:=[.C15]/[.B$8]" office:value-type="float" office:value="38.6363636363636" calcext:value-type="float">
            <text:p>39 hrs</text:p>
          </table:table-cell>
          <table:table-cell table:style-name="ce66" table:formula="of:=[.E15]/20" office:value-type="float" office:value="1.93181818181818" calcext:value-type="float">
            <text:p>1.9 wks</text:p>
          </table:table-cell>
          <table:table-cell table:style-name="ce66" table:formula="of:=[.E15]/30" office:value-type="float" office:value="1.28787878787879" calcext:value-type="float">
            <text:p>1.3 wks</text:p>
          </table:table-cell>
          <table:table-cell table:style-name="ce66" table:formula="of:=[.E15]/40" office:value-type="float" office:value="0.965909090909091" calcext:value-type="float">
            <text:p>1.0 wks</text:p>
          </table:table-cell>
          <table:table-cell table:style-name="ce66" table:formula="of:=[.H15]/1.5" office:value-type="float" office:value="0.643939393939394" calcext:value-type="float">
            <text:p>0.6 wks</text:p>
          </table:table-cell>
          <table:table-cell table:style-name="ce66" table:formula="of:=[.H15]/2" office:value-type="float" office:value="0.482954545454545" calcext:value-type="float">
            <text:p>0.5 wks</text:p>
          </table:table-cell>
          <table:table-cell table:style-name="ce65" table:formula="of:=[.J15]/2.5" office:value-type="float" office:value="0.193181818181818" calcext:value-type="float">
            <text:p>0.2 wks</text:p>
          </table:table-cell>
          <table:table-cell table:number-columns-repeated="1013"/>
        </table:table-row>
        <table:table-row table:style-name="ro1">
          <table:table-cell table:style-name="ce46"/>
          <table:table-cell table:style-name="ce57" table:formula="of:=SUM([.B10:.B15])" office:value-type="percentage" office:value="1" calcext:value-type="percentage">
            <text:p>100.00%</text:p>
          </table:table-cell>
          <table:table-cell table:style-name="ce53" table:formula="of:=[.B16]*[.B$5]" office:value-type="float" office:value="10625" calcext:value-type="float">
            <text:p>$10,625.00</text:p>
          </table:table-cell>
          <table:table-cell table:style-name="ce53" table:formula="of:=[.C16]" office:value-type="float" office:value="10625" calcext:value-type="float">
            <text:p>$10,625.00</text:p>
          </table:table-cell>
          <table:table-cell table:style-name="ce62" table:formula="of:=[.C16]/[.B$8]" office:value-type="float" office:value="193.181818181818" calcext:value-type="float">
            <text:p>193 hrs</text:p>
          </table:table-cell>
          <table:table-cell table:style-name="ce65" table:formula="of:=SUM([.F10:.F15])" office:value-type="float" office:value="9.65909090909091" calcext:value-type="float">
            <text:p>9.7 wks</text:p>
          </table:table-cell>
          <table:table-cell table:style-name="ce65" table:formula="of:=SUM([.G10:.G15])" office:value-type="float" office:value="6.43939393939394" calcext:value-type="float">
            <text:p>6.4 wks</text:p>
          </table:table-cell>
          <table:table-cell table:style-name="ce65" table:formula="of:=SUM([.H10:.H15])" office:value-type="float" office:value="4.82954545454545" calcext:value-type="float">
            <text:p>4.8 wks</text:p>
          </table:table-cell>
          <table:table-cell table:style-name="ce65" table:formula="of:=SUM([.I10:.I15])" office:value-type="float" office:value="3.21969696969697" calcext:value-type="float">
            <text:p>3.2 wks</text:p>
          </table:table-cell>
          <table:table-cell table:style-name="ce65" table:formula="of:=SUM([.J10:.J15])" office:value-type="float" office:value="2.41477272727273" calcext:value-type="float">
            <text:p>2.4 wks</text:p>
          </table:table-cell>
          <table:table-cell table:style-name="ce65" table:formula="of:=SUM([.K10:.K15])" office:value-type="float" office:value="0.965909090909091" calcext:value-type="float">
            <text:p>1.0 wks</text:p>
          </table:table-cell>
          <table:table-cell table:number-columns-repeated="1013"/>
        </table:table-row>
        <table:table-row table:style-name="ro1" table:number-rows-repeated="2">
          <table:table-cell table:style-name="ce46"/>
          <table:table-cell table:style-name="ce57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48"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 table:number-rows-repeated="4">
          <table:table-cell/>
          <table:table-cell table:style-name="ce58"/>
          <table:table-cell table:style-name="ce59"/>
          <table:table-cell table:style-name="ce60"/>
          <table:table-cell table:number-columns-repeated="1020"/>
        </table:table-row>
        <table:table-row table:style-name="ro1">
          <table:table-cell/>
          <table:table-cell table:style-name="ce58" table:number-columns-repeated="2"/>
          <table:table-cell table:style-name="ce60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urly Rates" table:style-name="ta1">
        <table:table-column table:style-name="co15" table:default-cell-style-name="ce11"/>
        <table:table-column table:style-name="co16" table:number-columns-repeated="3" table:default-cell-style-name="ce11"/>
        <table:table-column table:style-name="co16" table:number-columns-repeated="2" table:default-cell-style-name="ce59"/>
        <table:table-column table:style-name="co16" table:default-cell-style-name="ce100"/>
        <table:table-column table:style-name="co14" table:number-columns-repeated="1017" table:default-cell-style-name="ce11"/>
        <table:table-row table:style-name="ro6">
          <table:table-cell table:style-name="ce86" office:value-type="string" calcext:value-type="string">
            <text:p>Discipline</text:p>
          </table:table-cell>
          <table:table-cell table:style-name="ce86" office:value-type="string" calcext:value-type="string">
            <text:p>Approach</text:p>
            <text:p>(A)</text:p>
          </table:table-cell>
          <table:table-cell table:style-name="ce86" office:value-type="string" calcext:value-type="string">
            <text:p>Approach</text:p>
            <text:p>(B)</text:p>
          </table:table-cell>
          <table:table-cell table:style-name="ce86" office:value-type="string" calcext:value-type="string">
            <text:p>Approach</text:p>
            <text:p>(C)</text:p>
          </table:table-cell>
          <table:table-cell table:style-name="ce107" office:value-type="string" calcext:value-type="string">
            <text:p>A Rough Estimated Percentage of Fees</text:p>
          </table:table-cell>
          <table:table-cell table:style-name="ce107" office:value-type="string" calcext:value-type="string">
            <text:p>A Rough Estimated Percentage of Overall Construction Costs</text:p>
          </table:table-cell>
          <table:table-cell table:style-name="ce107" office:value-type="string" calcext:value-type="string">
            <text:p>If Approach (A) is used</text:p>
          </table:table-cell>
          <table:table-cell table:style-name="ce101" table:number-columns-repeated="1017"/>
        </table:table-row>
        <table:table-row table:style-name="ro1">
          <table:table-cell table:style-name="ce87" office:value-type="string" calcext:value-type="string">
            <text:p>Architecture (<text:a xlink:href="http://openingdesign.com/" xlink:type="simple">OpeningDesign</text:a>)</text:p>
          </table:table-cell>
          <table:table-cell table:style-name="ce91" table:number-columns-repeated="3"/>
          <table:table-cell table:style-name="ce108" table:formula="of:=[.F2]/[.$F$35]" office:value-type="percentage" office:value="0.823529411764706" calcext:value-type="percentage">
            <text:p>82.4%</text:p>
          </table:table-cell>
          <table:table-cell table:style-name="ce109" office:value-type="percentage" office:value="0.07" calcext:value-type="percentage">
            <text:p>7.0%</text:p>
          </table:table-cell>
          <table:table-cell table:style-name="ce99" table:formula="of:=[.$G$35]*[.E2]" office:value-type="currency" office:currency="USD" office:value="8750" calcext:value-type="currency">
            <text:p>$8,75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85" calcext:value-type="float">
            <text:p>$85/HR</text:p>
          </table:table-cell>
          <table:table-cell table:style-name="ce92" table:formula="of:=[.B3]+10" office:value-type="float" office:value="95" calcext:value-type="float">
            <text:p>$95/HR</text:p>
          </table:table-cell>
          <table:table-cell table:style-name="ce92" table:formula="of:=[.C3]+10" office:value-type="float" office:value="105" calcext:value-type="float">
            <text:p>$10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4]+10" office:value-type="float" office:value="80" calcext:value-type="float">
            <text:p>$80/HR</text:p>
          </table:table-cell>
          <table:table-cell table:style-name="ce92" table:formula="of:=[.C4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5]+10" office:value-type="float" office:value="70" calcext:value-type="float">
            <text:p>$70/HR</text:p>
          </table:table-cell>
          <table:table-cell table:style-name="ce92" table:formula="of:=[.C5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Civil Engineer (<text:a xlink:href="https://www.linkedin.com/company/10207268/" xlink:type="simple">Quam Engineering</text:a>)</text:p>
          </table:table-cell>
          <table:table-cell table:style-name="ce91" table:number-columns-repeated="3"/>
          <table:table-cell table:style-name="ce108" table:formula="of:=[.F6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125" calcext:value-type="float">
            <text:p>$125/HR</text:p>
          </table:table-cell>
          <table:table-cell table:style-name="ce92" table:formula="of:=[.B7]+10" office:value-type="float" office:value="135" calcext:value-type="float">
            <text:p>$135/HR</text:p>
          </table:table-cell>
          <table:table-cell table:style-name="ce92" table:formula="of:=[.C7]+10" office:value-type="float" office:value="145" calcext:value-type="float">
            <text:p>$14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110" calcext:value-type="float">
            <text:p>$110/HR</text:p>
          </table:table-cell>
          <table:table-cell table:style-name="ce92" table:formula="of:=[.B8]+10" office:value-type="float" office:value="120" calcext:value-type="float">
            <text:p>$120/HR</text:p>
          </table:table-cell>
          <table:table-cell table:style-name="ce92" table:formula="of:=[.C8]+10" office:value-type="float" office:value="130" calcext:value-type="float">
            <text:p>$13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9]+10" office:value-type="float" office:value="110" calcext:value-type="float">
            <text:p>$110/HR</text:p>
          </table:table-cell>
          <table:table-cell table:style-name="ce92" table:formula="of:=[.C9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7" office:value-type="string" calcext:value-type="string">
            <text:p>Structural Engineer (<text:a xlink:href="http://ntrive.com/" xlink:type="simple">Ntrive</text:a>)</text:p>
          </table:table-cell>
          <table:table-cell table:style-name="ce91" table:number-columns-repeated="3"/>
          <table:table-cell table:style-name="ce108" table:formula="of:=[.F10]/[.$F$35]" office:value-type="percentage" office:value="0.117647058823529" calcext:value-type="percentage">
            <text:p>11.8%</text:p>
          </table:table-cell>
          <table:table-cell table:style-name="ce109" office:value-type="percentage" office:value="0.01" calcext:value-type="percentage">
            <text:p>1.0%</text:p>
          </table:table-cell>
          <table:table-cell table:style-name="ce99" table:formula="of:=[.$G$35]*[.E10]" office:value-type="currency" office:currency="USD" office:value="1250" calcext:value-type="currency">
            <text:p>$1,250.00</text:p>
          </table:table-cell>
          <table:table-cell table:number-columns-repeated="1017"/>
        </table:table-row>
        <table:table-row table:style-name="ro1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1]+10" office:value-type="float" office:value="160" calcext:value-type="float">
            <text:p>$160/HR</text:p>
          </table:table-cell>
          <table:table-cell table:style-name="ce92" table:formula="of:=[.C11]+10" office:value-type="float" office:value="170" calcext:value-type="float">
            <text:p>$1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12]+10" office:value-type="float" office:value="110" calcext:value-type="float">
            <text:p>$110/HR</text:p>
          </table:table-cell>
          <table:table-cell table:style-name="ce92" table:formula="of:=[.C12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13]+10" office:value-type="float" office:value="100" calcext:value-type="float">
            <text:p>$100/HR</text:p>
          </table:table-cell>
          <table:table-cell table:style-name="ce92" table:formula="of:=[.C13]+10" office:value-type="float" office:value="110" calcext:value-type="float">
            <text:p>$11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Mechanical Engineer (<text:a xlink:href="http://desapex.com/" xlink:type="simple">Desapex</text:a>)</text:p>
          </table:table-cell>
          <table:table-cell table:style-name="ce91" table:number-columns-repeated="3"/>
          <table:table-cell table:style-name="ce108" table:formula="of:=[.F14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14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45" calcext:value-type="float">
            <text:p>$45/HR</text:p>
          </table:table-cell>
          <table:table-cell table:style-name="ce92" table:formula="of:=[.B15]+10" office:value-type="float" office:value="55" calcext:value-type="float">
            <text:p>$55/HR</text:p>
          </table:table-cell>
          <table:table-cell table:style-name="ce92" table:formula="of:=[.C15]+10" office:value-type="float" office:value="65" calcext:value-type="float">
            <text:p>$6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35" calcext:value-type="float">
            <text:p>$35/HR</text:p>
          </table:table-cell>
          <table:table-cell table:style-name="ce92" table:formula="of:=[.B16]+10" office:value-type="float" office:value="45" calcext:value-type="float">
            <text:p>$45/HR</text:p>
          </table:table-cell>
          <table:table-cell table:style-name="ce92" table:formula="of:=[.C16]+10" office:value-type="float" office:value="55" calcext:value-type="float">
            <text:p>$5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35" calcext:value-type="float">
            <text:p>$35/HR</text:p>
          </table:table-cell>
          <table:table-cell table:style-name="ce92" table:formula="of:=[.B17]+10" office:value-type="float" office:value="45" calcext:value-type="float">
            <text:p>$45/HR</text:p>
          </table:table-cell>
          <table:table-cell table:style-name="ce92" table:formula="of:=[.C17]+10" office:value-type="float" office:value="55" calcext:value-type="float">
            <text:p>$5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Electrical Engineer</text:p>
          </table:table-cell>
          <table:table-cell table:style-name="ce91" table:number-columns-repeated="3"/>
          <table:table-cell table:style-name="ce108" table:formula="of:=[.F18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18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150" calcext:value-type="float">
            <text:p>$150/HR</text:p>
          </table:table-cell>
          <table:table-cell table:style-name="ce92" table:formula="of:=[.B19]+10" office:value-type="float" office:value="160" calcext:value-type="float">
            <text:p>$160/HR</text:p>
          </table:table-cell>
          <table:table-cell table:style-name="ce92" table:formula="of:=[.C19]+10" office:value-type="float" office:value="170" calcext:value-type="float">
            <text:p>$1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100" calcext:value-type="float">
            <text:p>$100/HR</text:p>
          </table:table-cell>
          <table:table-cell table:style-name="ce92" table:formula="of:=[.B20]+10" office:value-type="float" office:value="110" calcext:value-type="float">
            <text:p>$110/HR</text:p>
          </table:table-cell>
          <table:table-cell table:style-name="ce92" table:formula="of:=[.C20]+10" office:value-type="float" office:value="120" calcext:value-type="float">
            <text:p>$12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90" calcext:value-type="float">
            <text:p>$90/HR</text:p>
          </table:table-cell>
          <table:table-cell table:style-name="ce92" table:formula="of:=[.B21]+10" office:value-type="float" office:value="100" calcext:value-type="float">
            <text:p>$100/HR</text:p>
          </table:table-cell>
          <table:table-cell table:style-name="ce92" table:formula="of:=[.C21]+10" office:value-type="float" office:value="110" calcext:value-type="float">
            <text:p>$11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Plumbing Engineer (<text:a xlink:href="https://rvzenteno.wordpress.com/" xlink:type="simple">Zenteno Solutions</text:a>)</text:p>
          </table:table-cell>
          <table:table-cell table:style-name="ce91" table:number-columns-repeated="3"/>
          <table:table-cell table:style-name="ce108" table:formula="of:=[.F22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22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23]+10" office:value-type="float" office:value="80" calcext:value-type="float">
            <text:p>$80/HR</text:p>
          </table:table-cell>
          <table:table-cell table:style-name="ce92" table:formula="of:=[.C23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24]+10" office:value-type="float" office:value="70" calcext:value-type="float">
            <text:p>$70/HR</text:p>
          </table:table-cell>
          <table:table-cell table:style-name="ce92" table:formula="of:=[.C24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50" calcext:value-type="float">
            <text:p>$50/HR</text:p>
          </table:table-cell>
          <table:table-cell table:style-name="ce92" table:formula="of:=[.B25]+10" office:value-type="float" office:value="60" calcext:value-type="float">
            <text:p>$60/HR</text:p>
          </table:table-cell>
          <table:table-cell table:style-name="ce92" table:formula="of:=[.C25]+10" office:value-type="float" office:value="70" calcext:value-type="float">
            <text:p>$7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LEED Consulting (<text:a xlink:href="http://openingdesign.com/" xlink:type="simple">OpeningDesign</text:a>)</text:p>
          </table:table-cell>
          <table:table-cell table:style-name="ce91" table:number-columns-repeated="3"/>
          <table:table-cell table:style-name="ce108" table:formula="of:=[.F26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26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1</text:p>
          </table:table-cell>
          <table:table-cell table:style-name="ce92" office:value-type="float" office:value="85" calcext:value-type="float">
            <text:p>$85/HR</text:p>
          </table:table-cell>
          <table:table-cell table:style-name="ce92" table:formula="of:=[.B27]+10" office:value-type="float" office:value="95" calcext:value-type="float">
            <text:p>$95/HR</text:p>
          </table:table-cell>
          <table:table-cell table:style-name="ce92" table:formula="of:=[.C27]+10" office:value-type="float" office:value="105" calcext:value-type="float">
            <text:p>$105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2</text:p>
          </table:table-cell>
          <table:table-cell table:style-name="ce92" office:value-type="float" office:value="70" calcext:value-type="float">
            <text:p>$70/HR</text:p>
          </table:table-cell>
          <table:table-cell table:style-name="ce92" table:formula="of:=[.B28]+10" office:value-type="float" office:value="80" calcext:value-type="float">
            <text:p>$80/HR</text:p>
          </table:table-cell>
          <table:table-cell table:style-name="ce92" table:formula="of:=[.C28]+10" office:value-type="float" office:value="90" calcext:value-type="float">
            <text:p>$9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8" office:value-type="string" calcext:value-type="string">
            <text:p>Level 3</text:p>
          </table:table-cell>
          <table:table-cell table:style-name="ce92" office:value-type="float" office:value="60" calcext:value-type="float">
            <text:p>$60/HR</text:p>
          </table:table-cell>
          <table:table-cell table:style-name="ce92" table:formula="of:=[.B29]+10" office:value-type="float" office:value="70" calcext:value-type="float">
            <text:p>$70/HR</text:p>
          </table:table-cell>
          <table:table-cell table:style-name="ce92" table:formula="of:=[.C29]+10" office:value-type="float" office:value="80" calcext:value-type="float">
            <text:p>$80/HR</text:p>
          </table:table-cell>
          <table:table-cell table:style-name="ce108"/>
          <table:table-cell table:style-name="ce109"/>
          <table:table-cell table:style-name="ce99"/>
          <table:table-cell table:number-columns-repeated="1017"/>
        </table:table-row>
        <table:table-row table:style-name="ro1" table:visibility="collapse">
          <table:table-cell table:style-name="ce87" office:value-type="string" calcext:value-type="string">
            <text:p>Virtual Reality Experience (<text:a xlink:href="http://archvirtual.com/" xlink:type="simple">Arch Virtual</text:a>)</text:p>
          </table:table-cell>
          <table:table-cell table:number-columns-repeated="3" table:style-name="ce91" office:value-type="string" calcext:value-type="string">
            <text:p><text:s/>-</text:p>
          </table:table-cell>
          <table:table-cell table:style-name="ce108" table:formula="of:=[.F30]/[.$F$35]" office:value-type="percentage" office:value="0" calcext:value-type="percentage">
            <text:p>0.0%</text:p>
          </table:table-cell>
          <table:table-cell table:style-name="ce109" office:value-type="percentage" office:value="0" calcext:value-type="percentage">
            <text:p>0.0%</text:p>
          </table:table-cell>
          <table:table-cell table:style-name="ce99" table:formula="of:=[.$G$35]*[.E30]" office:value-type="currency" office:currency="USD" office:value="0" calcext:value-type="currency">
            <text:p>$0.00</text:p>
          </table:table-cell>
          <table:table-cell table:number-columns-repeated="1017"/>
        </table:table-row>
        <table:table-row table:style-name="ro1">
          <table:table-cell table:style-name="ce89" office:value-type="string" calcext:value-type="string">
            <text:p>Potential Additional Consultants</text:p>
          </table:table-cell>
          <table:table-cell table:style-name="ce91" table:number-columns-repeated="3"/>
          <table:table-cell table:style-name="ce108" table:formula="of:=[.F31]/[.$F$35]" office:value-type="percentage" office:value="0.0588235294117647" calcext:value-type="percentage">
            <text:p>5.9%</text:p>
          </table:table-cell>
          <table:table-cell table:style-name="ce109" office:value-type="percentage" office:value="0.005" calcext:value-type="percentage">
            <text:p>0.5%</text:p>
          </table:table-cell>
          <table:table-cell table:style-name="ce99" table:formula="of:=[.$G$35]*[.E31]" office:value-type="currency" office:currency="USD" office:value="625" calcext:value-type="currency">
            <text:p>$625.00</text:p>
          </table:table-cell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Lighting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90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15"/>
          <table:table-cell table:style-name="ce109" table:number-columns-repeated="2"/>
          <table:table-cell table:style-name="ce99"/>
          <table:table-cell table:number-columns-repeated="1017"/>
        </table:table-row>
        <table:table-row table:style-name="ro1">
          <table:table-cell table:style-name="ce89" office:value-type="string" calcext:value-type="string">
            <text:p>TOTAL</text:p>
          </table:table-cell>
          <table:table-cell table:style-name="ce93" table:number-columns-repeated="3"/>
          <table:table-cell table:style-name="ce108" table:formula="of:=SUM([.E2:.E34])" office:value-type="percentage" office:value="1" calcext:value-type="percentage">
            <text:p>100.0%</text:p>
          </table:table-cell>
          <table:table-cell table:style-name="ce109" table:formula="of:=SUM([.F2:.F34])" office:value-type="percentage" office:value="0.085" calcext:value-type="percentage">
            <text:p>8.5%</text:p>
          </table:table-cell>
          <table:table-cell table:style-name="ce99" table:formula="of:=[$'Hour Breakdown'.B5]" office:value-type="currency" office:currency="USD" office:value="10625" calcext:value-type="currency">
            <text:p>$10,625.00</text:p>
          </table:table-cell>
          <table:table-cell table:number-columns-repeated="1017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/00/0000</text:date>, <text:time style:data-style-name="N2" text:time-value="08:48:42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0:08:20.708000000</meta:creation-date>
    <dc:date>2017-09-20T09:20:35.595000000</dc:date>
    <meta:editing-duration>PT17H34M7S</meta:editing-duration>
    <meta:editing-cycles>44</meta:editing-cycles>
    <meta:generator>LibreOffice/5.3.2.2$Windows_X86_64 LibreOffice_project/6cd4f1ef626f15116896b1d8e1398b56da0d0ee1</meta:generator>
    <meta:document-statistic meta:table-count="3" meta:cell-count="311" meta:object-count="0"/>
  </office:meta>
</office:document-meta>
</file>